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4DEF7D03F4880AE.png" manifest:media-type="image/png"/>
  <manifest:file-entry manifest:full-path="Pictures/1000020100000556000003001021002A725C50DE.png" manifest:media-type="image/png"/>
  <manifest:file-entry manifest:full-path="Pictures/10000201000005560000030087124E324F527CE0.png" manifest:media-type="image/png"/>
  <manifest:file-entry manifest:full-path="Pictures/100002010000055600000300B0D1E832DCE18A97.png" manifest:media-type="image/png"/>
  <manifest:file-entry manifest:full-path="Pictures/100002010000055600000300D070FC9A0AD5BC3A.png" manifest:media-type="image/png"/>
  <manifest:file-entry manifest:full-path="Pictures/100002010000055600000300CE71D3D7DBFA58ED.png" manifest:media-type="image/png"/>
  <manifest:file-entry manifest:full-path="Pictures/1000020100000556000003004B17DE188F828D37.png" manifest:media-type="image/png"/>
  <manifest:file-entry manifest:full-path="Pictures/1000020100000556000003004828B73F2BF22A41.png" manifest:media-type="image/png"/>
  <manifest:file-entry manifest:full-path="Pictures/100002010000055600000300F06245F2D072E7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22pt" style:text-underline-style="solid" style:text-underline-width="auto" style:text-underline-color="font-color" fo:font-weight="bold" officeooo:rsid="000e2841" officeooo:paragraph-rsid="000e284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00000" fo:font-size="22pt" style:text-underline-style="none" fo:font-weight="normal" officeooo:rsid="000e2841" officeooo:paragraph-rsid="000e2841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800000" fo:font-size="22pt" style:text-underline-style="none" fo:font-weight="normal" officeooo:rsid="000fcbf9" officeooo:paragraph-rsid="000fcbf9" style:font-size-asian="22pt" style:font-weight-asian="normal" style:font-size-complex="2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3.431cm, 12.296cm, 0.513cm, 5.1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11cm, 13.053cm, 2.708cm, 4.9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769cm, 17.046cm, 0cm, 4.9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574cm, 17.358cm, 0.397cm, 5.2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023cm, 14.115cm, 1.916cm, 5.3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544cm, 19.403cm, 6.14cm, 4.7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3.434cm, 15.616cm, 4.556cm, 4.45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503cm, 19.44cm, 5.907cm, 5.02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829cm, 13.166cm, -0.42cm, 5.0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ise HTML</text:p>
      <text:p text:style-name="P1"/>
      <text:p text:style-name="P2"><draw:frame draw:style-name="fr1" draw:name="Image1" text:anchor-type="paragraph" svg:width="13.677cm" svg:height="10.426cm" draw:z-index="0"><draw:image xlink:href="Pictures/100002010000055600000300B0D1E832DCE18A97.png" xlink:type="simple" xlink:show="embed" xlink:actuate="onLoad"/></draw:frame></text:p>
      <text:p text:style-name="P2"><draw:frame draw:style-name="fr2" draw:name="Image2" text:anchor-type="paragraph" svg:x="0.139cm" svg:y="0.058cm" svg:width="16.432cm" svg:height="11.061cm" draw:z-index="1"><draw:image xlink:href="Pictures/1000020100000556000003004B17DE188F828D37.png" xlink:type="simple" xlink:show="embed" xlink:actuate="onLoad"/></draw:frame></text:p>
      <text:p text:style-name="P2"><draw:frame draw:style-name="fr3" draw:name="Image3" text:anchor-type="paragraph" svg:width="12.178cm" svg:height="12.596cm" draw:z-index="2"><draw:image xlink:href="Pictures/1000020100000556000003004828B73F2BF22A41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4" text:anchor-type="paragraph" svg:x="2.549cm" svg:y="0.099cm" svg:width="13.36cm" svg:height="11.829cm" draw:z-index="3"><draw:image xlink:href="Pictures/100002010000055600000300F06245F2D072E7F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5" text:anchor-type="paragraph" svg:x="1.164cm" svg:y="0.212cm" svg:width="15.408cm" svg:height="13.245cm" draw:z-index="4"><draw:image xlink:href="Pictures/1000020100000556000003001021002A725C50DE.png" xlink:type="simple" xlink:show="embed" xlink:actuate="onLoad"/></draw:frame><draw:frame draw:style-name="fr6" draw:name="Image6" text:anchor-type="paragraph" svg:x="1.296cm" svg:y="13.614cm" svg:width="10.91cm" svg:height="9.714cm" draw:z-index="5"><draw:image xlink:href="Pictures/10000201000005560000030087124E324F527CE0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Image7" text:anchor-type="paragraph" svg:width="11.109cm" svg:height="10.402cm" draw:z-index="6"><draw:image xlink:href="Pictures/10000201000005560000030054DEF7D03F4880A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Image8" text:anchor-type="paragraph" svg:x="3.261cm" svg:y="0.236cm" svg:width="11.379cm" svg:height="9.694cm" draw:z-index="7"><draw:image xlink:href="Pictures/100002010000055600000300CE71D3D7DBFA58ED.png" xlink:type="simple" xlink:show="embed" xlink:actuate="onLoad"/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9" draw:name="Image9" text:anchor-type="paragraph" svg:x="1.718cm" svg:y="0.455cm" svg:width="13.989cm" svg:height="13.215cm" draw:z-index="8"><draw:image xlink:href="Pictures/100002010000055600000300D070FC9A0AD5BC3A.png" xlink:type="simple" xlink:show="embed" xlink:actuate="onLoad"/></draw:frame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0:48:57.820534671</meta:creation-date>
    <dc:date>2016-11-27T11:05:11.624011900</dc:date>
    <meta:editing-duration>PT6M3S</meta:editing-duration>
    <meta:editing-cycles>1</meta:editing-cycles>
    <meta:generator>LibreOffice/5.2.3.1$Linux_X86_64 LibreOffice_project/20m0$Build-1</meta:generator>
    <meta:document-statistic meta:table-count="0" meta:image-count="9" meta:object-count="0" meta:page-count="5" meta:paragraph-count="1" meta:word-count="2" meta:character-count="11" meta:non-whitespace-character-count="10"/>
  </office:meta>
</office:document-meta>
</file>